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999999" draw:fill-image-width="0cm" draw:fill-image-height="0cm"/>
      <style:paragraph-properties fo:margin-top="0cm" fo:margin-bottom="0.499cm" loext:contextual-spacing="false" fo:background-color="#999999"/>
      <style:text-properties fo:background-color="transparent"/>
    </style:style>
    <style:style style:name="P2" style:family="paragraph" style:parent-style-name="Preformatted_20_Text">
      <loext:graphic-properties draw:fill="solid" draw:fill-color="#999999" draw:fill-image-width="0cm" draw:fill-image-height="0cm"/>
      <style:paragraph-properties fo:background-color="#999999"/>
      <style:text-properties fo:color="#000000" style:font-name="DejaVu Sans Mono" fo:background-color="transparent"/>
    </style:style>
    <style:style style:name="P3" style:family="paragraph" style:parent-style-name="Preformatted_20_Text">
      <loext:graphic-properties draw:fill="solid" draw:fill-color="#999999" draw:fill-image-width="0cm" draw:fill-image-height="0cm"/>
      <style:paragraph-properties fo:background-color="#999999"/>
      <style:text-properties fo:color="#000000" fo:background-color="transparent"/>
    </style:style>
    <style:style style:name="T1" style:family="text">
      <style:text-properties fo:color="#660e7a" fo:font-weight="bold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background-color="#ffffff" loext:char-shading-value="0"/>
    </style:style>
    <style:style style:name="T4" style:family="text">
      <style:text-properties fo:color="#008000" style:font-name="DejaVu Sans Mono" fo:font-weight="bold"/>
    </style:style>
    <style:style style:name="T5" style:family="text">
      <style:text-properties fo:color="#008000" style:font-name="DejaVu Sans Mono" fo:font-weight="bold" fo:background-color="#ffffff" loext:char-shading-value="0"/>
    </style:style>
    <style:style style:name="T6" style:family="text">
      <style:text-properties fo:color="#0000ff" style:font-name="DejaVu Sans Mono"/>
    </style:style>
    <style:style style:name="T7" style:family="text">
      <style:text-properties fo:color="#0000ff" style:font-name="DejaVu Sans Mono" fo:background-color="#ffffff" loext:char-shading-value="0"/>
    </style:style>
    <style:style style:name="T8" style:family="text">
      <style:text-properties fo:color="#000000" style:font-name="DejaVu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{</text:p>
      <text:p text:style-name="P3"><text:s/><text:span text:style-name="T4">"id"</text:span><text:span text:style-name="T2">: </text:span><text:span text:style-name="T6">1</text:span><text:span text:style-name="T2">, </text:span><text:span text:style-name="T5">"name"</text:span><text:span text:style-name="T3">: </text:span><text:span text:style-name="T5">"Flynn Harry"</text:span><text:span text:style-name="T2">, </text:span><text:span text:style-name="T4">"sex"</text:span><text:span text:style-name="T2">: </text:span><text:span text:style-name="T6">1</text:span><text:span text:style-name="T2">, </text:span><text:span text:style-name="T5">"birthdate"</text:span><text:span text:style-name="T3">: </text:span><text:span text:style-name="T7">429556840600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/><text:span text:style-name="T4">"phones"</text:span><text:span text:style-name="T2">: [{</text:span><text:span text:style-name="T4">"id"</text:span><text:span text:style-name="T2">: </text:span><text:span text:style-name="T6">2</text:span><text:span text:style-name="T2">, </text:span><text:span text:style-name="T4">"owner_id"</text:span><text:span text:style-name="T2">: </text:span><text:span text:style-name="T6">1</text:span><text:span text:style-name="T2">, </text:span><text:span text:style-name="T5">"value"</text:span><text:span text:style-name="T3">: </text:span><text:span text:style-name="T5">"+612627235054"</text:span><text:span text:style-name="T2">}],</text:span></text:p>
      <text:p text:style-name="P3"><text:s/><text:span text:style-name="T4">"pets"</text:span><text:span text:style-name="T2">: [{</text:span><text:span text:style-name="T4">"id"</text:span><text:span text:style-name="T2">: </text:span><text:span text:style-name="T6">41</text:span><text:span text:style-name="T2">, </text:span><text:span text:style-name="T5">"name"</text:span><text:span text:style-name="T3">: </text:span><text:span text:style-name="T5">"Хара"</text:span><text:span text:style-name="T3">, </text:span><text:span text:style-name="T5">"sex"</text:span><text:span text:style-name="T3">: </text:span><text:span text:style-name="T7">0</text:span><text:span text:style-name="T3">, </text:span><text:span text:style-name="T5">"superpower"</text:span><text:span text:style-name="T3">: </text:span><text:span text:style-name="T5">"fireflame"</text:span><text:span text:style-name="T3">, </text:span><text:span text:style-name="T5">"__typename"</text:span><text:span text:style-name="T3">: </text:span><text:span text:style-name="T5">"Dragon"</text:span><text:span text:style-name="T2">}],</text:span></text:p>
      <text:p text:style-name="P3"><text:s/><text:span text:style-name="T4">"friends"</text:span><text:span text:style-name="T2">: [</text:span></text:p>
      <text:p text:style-name="P3"><text:s text:c="2"/><text:span text:style-name="T2">{</text:span></text:p>
      <text:p text:style-name="P3"><text:s text:c="3"/><text:span text:style-name="T4">"id"</text:span><text:span text:style-name="T2">: </text:span><text:span text:style-name="T6">72</text:span><text:span text:style-name="T2">, </text:span><text:span text:style-name="T5">"name"</text:span><text:span text:style-name="T3">: </text:span><text:span text:style-name="T5">"Miles Donna"</text:span><text:span text:style-name="T2">, </text:span><text:span text:style-name="T4">"sex"</text:span><text:span text:style-name="T2">: </text:span><text:span text:style-name="T6">0</text:span><text:span text:style-name="T2">, </text:span><text:span text:style-name="T4">"birthdate"</text:span><text:span text:style-name="T2">: </text:span><text:span text:style-name="T6">746447689464</text:span><text:span text:style-name="T2">, </text:span><text:span text:style-name="T4">"city_id"</text:span><text:span text:style-name="T2">: </text:span><text:span text:style-name="T6">3</text:span><text:span text:style-name="T2">,</text:span></text:p>
      <text:p text:style-name="P3"><text:s text:c="3"/><text:span text:style-name="T4">"phones"</text:span><text:span text:style-name="T2">: [</text:span></text:p>
      <text:p text:style-name="P3"><text:s text:c="4"/><text:span text:style-name="T2">{</text:span><text:span text:style-name="T4">"id"</text:span><text:span text:style-name="T2">: </text:span><text:span text:style-name="T6">134</text:span><text:span text:style-name="T2">, </text:span><text:span text:style-name="T4">"owner_id"</text:span><text:span text:style-name="T2">: </text:span><text:span text:style-name="T6">72</text:span><text:span text:style-name="T2">, </text:span><text:span text:style-name="T5">"value"</text:span><text:span text:style-name="T3">: </text:span><text:span text:style-name="T5">"+442008018646"</text:span><text:span text:style-name="T2">},</text:span></text:p>
      <text:p text:style-name="P3"><text:s text:c="4"/><text:span text:style-name="T2">{</text:span><text:span text:style-name="T4">"id"</text:span><text:span text:style-name="T2">: </text:span><text:span text:style-name="T6">135</text:span><text:span text:style-name="T2">, </text:span><text:span text:style-name="T4">"owner_id"</text:span><text:span text:style-name="T2">: </text:span><text:span text:style-name="T6">72</text:span><text:span text:style-name="T2">, </text:span><text:span text:style-name="T5">"value"</text:span><text:span text:style-name="T3">: </text:span><text:span text:style-name="T5">"+442072022928"</text:span><text:span text:style-name="T2">}</text:span></text:p>
      <text:p text:style-name="P3"><text:s text:c="3"/><text:span text:style-name="T2">]</text:span></text:p>
      <text:p text:style-name="P3"><text:s text:c="2"/><text:span text:style-name="T2">},</text:span></text:p>
      <text:p text:style-name="P3"><text:s text:c="2"/><text:span text:style-name="T2">{</text:span></text:p>
      <text:p text:style-name="P3"><text:s text:c="3"/><text:span text:style-name="T4">"id"</text:span><text:span text:style-name="T2">: </text:span><text:span text:style-name="T6">17</text:span><text:span text:style-name="T2">, </text:span><text:span text:style-name="T5">"name"</text:span><text:span text:style-name="T3">: </text:span><text:span text:style-name="T5">"Flynn Rosalind"</text:span><text:span text:style-name="T2">, </text:span><text:span text:style-name="T4">"sex"</text:span><text:span text:style-name="T2">: </text:span><text:span text:style-name="T6">0</text:span><text:span text:style-name="T2">, </text:span><text:span text:style-name="T4">"birthdate"</text:span><text:span text:style-name="T2">: </text:span><text:span text:style-name="T6">462419778004</text:span><text:span text:style-name="T2">, </text:span><text:span text:style-name="T4">"city_id"</text:span><text:span text:style-name="T2">: </text:span><text:span text:style-name="T6">6</text:span><text:span text:style-name="T2">,</text:span></text:p>
      <text:p text:style-name="P3"><text:s text:c="3"/><text:span text:style-name="T4">"phones"</text:span><text:span text:style-name="T2">: [{</text:span><text:span text:style-name="T4">"id"</text:span><text:span text:style-name="T2">: </text:span><text:span text:style-name="T6">30</text:span><text:span text:style-name="T2">, </text:span><text:span text:style-name="T4">"owner_id"</text:span><text:span text:style-name="T2">: </text:span><text:span text:style-name="T6">17</text:span><text:span text:style-name="T2">, </text:span><text:span text:style-name="T5">"value"</text:span><text:span text:style-name="T3">: </text:span><text:span text:style-name="T5">"+120202994311"</text:span><text:span text:style-name="T2">}]</text:span></text:p>
      <text:p text:style-name="P3"><text:s text:c="2"/><text:span text:style-name="T2">},</text:span></text:p>
      <text:p text:style-name="P3"><text:s text:c="2"/><text:span text:style-name="T2">{</text:span></text:p>
      <text:p text:style-name="P3"><text:s text:c="3"/><text:span text:style-name="T4">"id"</text:span><text:span text:style-name="T2">: </text:span><text:span text:style-name="T6">94</text:span><text:span text:style-name="T2">, </text:span><text:span text:style-name="T5">"name"</text:span><text:span text:style-name="T3">: </text:span><text:span text:style-name="T5">"Wood Flora"</text:span><text:span text:style-name="T2">, </text:span><text:span text:style-name="T4">"sex"</text:span><text:span text:style-name="T2">: </text:span><text:span text:style-name="T6">0</text:span><text:span text:style-name="T2">, </text:span><text:span text:style-name="T4">"birthdate"</text:span><text:span text:style-name="T2">: </text:span><text:span text:style-name="T6">576515859282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 text:c="3"/><text:span text:style-name="T4">"phones"</text:span><text:span text:style-name="T2">: [</text:span></text:p>
      <text:p text:style-name="P3"><text:s text:c="4"/><text:span text:style-name="T2">{</text:span><text:span text:style-name="T4">"id"</text:span><text:span text:style-name="T2">: </text:span><text:span text:style-name="T6">176</text:span><text:span text:style-name="T2">, </text:span><text:span text:style-name="T4">"owner_id"</text:span><text:span text:style-name="T2">: </text:span><text:span text:style-name="T6">94</text:span><text:span text:style-name="T2">, </text:span><text:span text:style-name="T5">"value"</text:span><text:span text:style-name="T3">: </text:span><text:span text:style-name="T5">"+612934078355"</text:span><text:span text:style-name="T2">},</text:span></text:p>
      <text:p text:style-name="P3"><text:s text:c="4"/><text:span text:style-name="T2">{</text:span><text:span text:style-name="T4">"id"</text:span><text:span text:style-name="T2">: </text:span><text:span text:style-name="T6">177</text:span><text:span text:style-name="T2">, </text:span><text:span text:style-name="T4">"owner_id"</text:span><text:span text:style-name="T2">: </text:span><text:span text:style-name="T6">94</text:span><text:span text:style-name="T2">, </text:span><text:span text:style-name="T5">"value"</text:span><text:span text:style-name="T3">: </text:span><text:span text:style-name="T5">"+612964138593"</text:span><text:span text:style-name="T2">}</text:span></text:p>
      <text:p text:style-name="P3"><text:s text:c="3"/><text:span text:style-name="T2">]</text:span></text:p>
      <text:p text:style-name="P3"><text:s text:c="2"/><text:span text:style-name="T2">}</text:span></text:p>
      <text:p text:style-name="P3"><text:s/><text:span text:style-name="T2">],</text:span></text:p>
      <text:p text:style-name="P3"><text:s/><text:span text:style-name="T4">"city"</text:span><text:span text:style-name="T2">: {</text:span></text:p>
      <text:p text:style-name="P3"><text:s text:c="2"/><text:span text:style-name="T4">"id"</text:span><text:span text:style-name="T2">: </text:span><text:span text:style-name="T6">1</text:span><text:span text:style-name="T2">, </text:span><text:span text:style-name="T5">"name"</text:span><text:span text:style-name="T3">: </text:span><text:span text:style-name="T5">"Canberra"</text:span><text:span text:style-name="T2">, </text:span><text:span text:style-name="T4">"code"</text:span><text:span text:style-name="T2">: </text:span><text:span text:style-name="T4">"+612"</text:span><text:span text:style-name="T2">,</text:span></text:p>
      <text:p text:style-name="P3"><text:s text:c="2"/><text:span text:style-name="T4">"residents"</text:span><text:span text:style-name="T2">: [</text:span></text:p>
      <text:p text:style-name="P3"><text:s text:c="3"/><text:span text:style-name="T2">{</text:span></text:p>
      <text:p text:style-name="P3"><text:s text:c="4"/><text:span text:style-name="T4">"id"</text:span><text:span text:style-name="T2">: </text:span><text:span text:style-name="T6">1</text:span><text:span text:style-name="T2">,</text:span><text:span text:style-name="T3"> </text:span><text:span text:style-name="T5">"name"</text:span><text:span text:style-name="T3">: </text:span><text:span text:style-name="T5">"Flynn Harry"</text:span><text:span text:style-name="T2">, </text:span><text:span text:style-name="T4">"sex"</text:span><text:span text:style-name="T2">: </text:span><text:span text:style-name="T6">1</text:span><text:span text:style-name="T2">, </text:span><text:span text:style-name="T4">"birthdate"</text:span><text:span text:style-name="T2">: </text:span><text:span text:style-name="T6">429556840600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 text:c="4"/><text:span text:style-name="T4">"phones"</text:span><text:span text:style-name="T2">: [{</text:span><text:span text:style-name="T4">"id"</text:span><text:span text:style-name="T2">: </text:span><text:span text:style-name="T6">2</text:span><text:span text:style-name="T2">, </text:span><text:span text:style-name="T4">"owner_id"</text:span><text:span text:style-name="T2">: </text:span><text:span text:style-name="T6">1</text:span><text:span text:style-name="T2">, </text:span><text:span text:style-name="T5">"value"</text:span><text:span text:style-name="T3">: </text:span><text:span text:style-name="T5">"+612627235054"</text:span><text:span text:style-name="T2">}]</text:span></text:p>
      <text:p text:style-name="P3"><text:s text:c="3"/><text:span text:style-name="T2">},</text:span></text:p>
      <text:p text:style-name="P3"><text:s text:c="3"/><text:span text:style-name="T2">{</text:span></text:p>
      <text:p text:style-name="P3"><text:s text:c="4"/><text:span text:style-name="T4">"id"</text:span><text:span text:style-name="T2">: </text:span><text:span text:style-name="T6">15</text:span><text:span text:style-name="T2">, </text:span><text:span text:style-name="T5">"name"</text:span><text:span text:style-name="T3">: </text:span><text:span text:style-name="T5">"Barker Harold"</text:span><text:span text:style-name="T2">, </text:span><text:span text:style-name="T4">"sex"</text:span><text:span text:style-name="T2">: </text:span><text:span text:style-name="T6">1</text:span><text:span text:style-name="T2">, </text:span><text:span text:style-name="T4">"birthdate"</text:span><text:span text:style-name="T2">: </text:span><text:span text:style-name="T6">671114942328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 text:c="4"/><text:span text:style-name="T4">"phones"</text:span><text:span text:style-name="T2">: [{</text:span><text:span text:style-name="T4">"id"</text:span><text:span text:style-name="T2">: </text:span><text:span text:style-name="T6">28</text:span><text:span text:style-name="T2">, </text:span><text:span text:style-name="T4">"owner_id"</text:span><text:span text:style-name="T2">: </text:span><text:span text:style-name="T6">15</text:span><text:span text:style-name="T2">, </text:span><text:span text:style-name="T5">"value"</text:span><text:span text:style-name="T3">: </text:span><text:span text:style-name="T5">"+612844132983"</text:span><text:span text:style-name="T2">}]</text:span></text:p>
      <text:p text:style-name="P3"><text:s text:c="3"/><text:span text:style-name="T2">},</text:span></text:p>
      <text:p text:style-name="P3"><text:s text:c="3"/><text:span text:style-name="T2">{</text:span></text:p>
      <text:p text:style-name="P3"><text:s text:c="4"/><text:span text:style-name="T4">"id"</text:span><text:span text:style-name="T2">: </text:span><text:span text:style-name="T6">19</text:span><text:span text:style-name="T2">, </text:span><text:span text:style-name="T5">"name"</text:span><text:span text:style-name="T3">: </text:span><text:span text:style-name="T5">"Garrett Sophie"</text:span><text:span text:style-name="T2">, </text:span><text:span text:style-name="T4">"sex"</text:span><text:span text:style-name="T2">: </text:span><text:span text:style-name="T6">0</text:span><text:span text:style-name="T2">, </text:span><text:span text:style-name="T4">"birthdate"</text:span><text:span text:style-name="T2">: </text:span><text:span text:style-name="T6">304010766829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 text:c="4"/><text:span text:style-name="T4">"phones"</text:span><text:span text:style-name="T2">: [{</text:span><text:span text:style-name="T4">"id"</text:span><text:span text:style-name="T2">: </text:span><text:span text:style-name="T6">34</text:span><text:span text:style-name="T2">, </text:span><text:span text:style-name="T4">"owner_id"</text:span><text:span text:style-name="T2">: </text:span><text:span text:style-name="T6">19</text:span><text:span text:style-name="T2">, </text:span><text:span text:style-name="T5">"value"</text:span><text:span text:style-name="T3">: </text:span><text:span text:style-name="T5">"+612538813549"</text:span><text:span text:style-name="T2">}]</text:span></text:p>
      <text:p text:style-name="P3"><text:s text:c="3"/><text:span text:style-name="T2">},</text:span></text:p>
      <text:p text:style-name="P3"><text:s text:c="3"/><text:span text:style-name="T2">{</text:span></text:p>
      <text:p text:style-name="P3"><text:s text:c="4"/><text:span text:style-name="T4">"id"</text:span><text:span text:style-name="T2">: </text:span><text:span text:style-name="T6">26</text:span><text:span text:style-name="T2">, </text:span><text:span text:style-name="T5">"name"</text:span><text:span text:style-name="T3">: </text:span><text:span text:style-name="T5">"Flynn Harry"</text:span><text:span text:style-name="T2">, </text:span><text:span text:style-name="T4">"sex"</text:span><text:span text:style-name="T2">: </text:span><text:span text:style-name="T6">1</text:span><text:span text:style-name="T2">, </text:span><text:span text:style-name="T4">"birthdate"</text:span><text:span text:style-name="T2">: </text:span><text:span text:style-name="T6">793583580435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 text:c="4"/><text:span text:style-name="T4">"phones"</text:span><text:span text:style-name="T2">: [{</text:span><text:span text:style-name="T4">"id"</text:span><text:span text:style-name="T2">: </text:span><text:span text:style-name="T6">47</text:span><text:span text:style-name="T2">, </text:span><text:span text:style-name="T4">"owner_id"</text:span><text:span text:style-name="T2">: </text:span><text:span text:style-name="T6">26</text:span><text:span text:style-name="T2">, </text:span><text:span text:style-name="T5">"value"</text:span><text:span text:style-name="T3">: </text:span><text:span text:style-name="T5">"+612892832199"</text:span><text:span text:style-name="T2">}]</text:span></text:p>
      <text:p text:style-name="P3"><text:s text:c="3"/><text:span text:style-name="T2">},</text:span></text:p>
      <text:p text:style-name="P3"><text:s text:c="3"/><text:span text:style-name="T2">{</text:span></text:p>
      <text:p text:style-name="P3"><text:s text:c="4"/><text:span text:style-name="T4">"id"</text:span><text:span text:style-name="T2">: </text:span><text:span text:style-name="T6">28</text:span><text:span text:style-name="T2">, </text:span><text:span text:style-name="T5">"name"</text:span><text:span text:style-name="T3">: </text:span><text:span text:style-name="T5">"Goodwin Ann"</text:span><text:span text:style-name="T2">, </text:span><text:span text:style-name="T4">"sex"</text:span><text:span text:style-name="T2">: </text:span><text:span text:style-name="T6">0</text:span><text:span text:style-name="T2">, </text:span><text:span text:style-name="T4">"birthdate"</text:span><text:span text:style-name="T2">: </text:span><text:span text:style-name="T6">288710247977</text:span><text:span text:style-name="T2">, </text:span><text:span text:style-name="T4">"city_id"</text:span><text:span text:style-name="T2">: </text:span><text:span text:style-name="T6">1</text:span><text:span text:style-name="T2">,</text:span></text:p>
      <text:p text:style-name="P3"><text:s text:c="4"/><text:span text:style-name="T4">"phones"</text:span><text:span text:style-name="T2">: [</text:span></text:p>
      <text:p text:style-name="P3"><text:s text:c="5"/><text:span text:style-name="T2">{</text:span><text:span text:style-name="T4">"id"</text:span><text:span text:style-name="T2">: </text:span><text:span text:style-name="T6">51</text:span><text:span text:style-name="T2">, </text:span><text:span text:style-name="T4">"owner_id"</text:span><text:span text:style-name="T2">: </text:span><text:span text:style-name="T6">28</text:span><text:span text:style-name="T2">, </text:span><text:span text:style-name="T5">"value"</text:span><text:span text:style-name="T3">: </text:span><text:span text:style-name="T5">"+612098123939"</text:span><text:span text:style-name="T2">},</text:span></text:p>
      <text:p text:style-name="P3"><text:s text:c="5"/><text:span text:style-name="T2">{</text:span><text:span text:style-name="T4">"id"</text:span><text:span text:style-name="T2">: </text:span><text:span text:style-name="T6">52</text:span><text:span text:style-name="T2">, </text:span><text:span text:style-name="T4">"owner_id"</text:span><text:span text:style-name="T2">: </text:span><text:span text:style-name="T6">28</text:span><text:span text:style-name="T2">, </text:span><text:span text:style-name="T5">"value"</text:span><text:span text:style-name="T3">: </text:span><text:span text:style-name="T5">"+612808711135"</text:span><text:span text:style-name="T2">},</text:span></text:p>
      <text:p text:style-name="P3"><text:s text:c="5"/><text:span text:style-name="T2">{</text:span><text:span text:style-name="T4">"id"</text:span><text:span text:style-name="T2">: </text:span><text:span text:style-name="T6">112</text:span><text:span text:style-name="T2">, </text:span><text:span text:style-name="T4">"owner_id"</text:span><text:span text:style-name="T2">: </text:span><text:span text:style-name="T6">28</text:span><text:span text:style-name="T2">, </text:span><text:span text:style-name="T5">"value"</text:span><text:span text:style-name="T3">: </text:span><text:span text:style-name="T5">"+612854623219"</text:span><text:span text:style-name="T2">}</text:span></text:p>
      <text:p text:style-name="P3"><text:s text:c="4"/><text:span text:style-name="T2">]</text:span></text:p>
      <text:p text:style-name="P3"><text:s text:c="3"/><text:span text:style-name="T2">}</text:span></text:p>
      <text:p text:style-name="P3"><text:s text:c="2"/><text:span text:style-name="T2">]</text:span></text:p>
      <text:p text:style-name="P3"><text:s/><text:span text:style-name="T2">}</text:span></text:p>
      <text:p text:style-name="P1"><text:span text:style-name="T8">}</text:span></text:p>
      <text:p text:style-name="P1"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shadow="none" fo:background-color="#b2b2b2" style:writing-mode="lr-tb" draw:fill="solid" draw:fill-color="#b2b2b2" draw:opacity-name="Transparency_20_1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03:22.567116441</meta:creation-date>
    <dc:date>2019-03-24T17:16:08.121069119</dc:date>
    <meta:editing-duration>PT12M45S</meta:editing-duration>
    <meta:editing-cycles>1</meta:editing-cycles>
    <meta:document-statistic meta:table-count="0" meta:image-count="0" meta:object-count="0" meta:page-count="1" meta:paragraph-count="54" meta:word-count="236" meta:character-count="1901" meta:non-whitespace-character-count="1565"/>
    <meta:generator>LibreOffice/5.0.6.2$Linux_X86_64 LibreOffice_project/00$Build-2</meta:generator>
  </office:meta>
</office:document-meta>
</file>